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5">
            <text:p>15</text:p>
          </table:table-cell>
          <table:table-cell office:value-type="string" office:string-value="「把酷刑加在返台省親的學人身上，致死以後還要污蔑成『畏罪自殺』，這實在是太過分了！」">
            <text:p>「把酷刑加在返台省親的學人身上，致死以後還要污蔑成『畏罪自殺』，這實在是太過分了！」</text:p>
          </table:table-cell>
          <table:table-cell office:value-type="float" office:value="6">
            <text:p>6</text:p>
          </table:table-cell>
          <table:table-cell office:value-type="string" office:string-value="返台">
            <text:p>返台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「返台」意指回到臺灣，所以國家為臺灣。">
            <text:p>「返台」意指回到臺灣，所以國家為臺灣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3">
            <text:p>3</text:p>
          </table:table-cell>
          <table:table-cell office:value-type="string" office:string-value="各地">
            <text:p>各地</text:p>
          </table:table-cell>
          <table:table-cell office:value-type="string" office:string-value="各地">
            <text:p>各地</text:p>
          </table:table-cell>
          <table:table-cell office:value-type="string" office:string-value="未知">
            <text:p>未知</text:p>
          </table:table-cell>
          <table:table-cell office:value-type="string" office:string-value="表示各個地方，但無特定國家。">
            <text:p>表示各個地方，但無特定國家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23">
            <text:p>23</text:p>
          </table:table-cell>
          <table:table-cell office:value-type="string" office:string-value="匹茲堡">
            <text:p>匹茲堡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  <table:table-cell office:value-type="string" office:string-value="匹茲堡為美國城市。">
            <text:p>匹茲堡為美國城市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27">
            <text:p>27</text:p>
          </table:table-cell>
          <table:table-cell office:value-type="string" office:string-value="陳文成生前的居住地">
            <text:p>陳文成生前的居住地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  <table:table-cell office:value-type="string" office:string-value="描述了陳文成在美國的居住地。">
            <text:p>描述了陳文成在美國的居住地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65">
            <text:p>65</text:p>
          </table:table-cell>
          <table:table-cell office:value-type="string" office:string-value="卡內基美隆大學">
            <text:p>卡內基美隆大學</text:p>
          </table:table-cell>
          <table:table-cell office:value-type="string" office:string-value="卡內基美隆大學">
            <text:p>卡內基美隆大學</text:p>
          </table:table-cell>
          <table:table-cell office:value-type="string" office:string-value="美國">
            <text:p>美國</text:p>
          </table:table-cell>
          <table:table-cell office:value-type="string" office:string-value="卡內基美隆大學位於美國。">
            <text:p>卡內基美隆大學位於美國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103">
            <text:p>103</text:p>
          </table:table-cell>
          <table:table-cell office:value-type="string" office:string-value="台灣">
            <text:p>台灣</text:p>
          </table:table-cell>
          <table:table-cell office:value-type="string" office:string-value="台灣">
            <text:p>台灣</text:p>
          </table:table-cell>
          <table:table-cell office:value-type="string" office:string-value="台灣">
            <text:p>台灣</text:p>
          </table:table-cell>
          <table:table-cell office:value-type="string" office:string-value="指涉台灣地區。">
            <text:p>指涉台灣地區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120">
            <text:p>120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指涉美國國家。">
            <text:p>指涉美國國家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8">
            <text:p>18</text:p>
          </table:table-cell>
          <table:table-cell office:value-type="string" office:string-value="「我們這兒也舉行吧！要抗議暴行，非聲勢浩大不可。我們絕不能讓陳文成死得不明不白！」">
            <text:p>「我們這兒也舉行吧！要抗議暴行，非聲勢浩大不可。我們絕不能讓陳文成死得不明不白！」</text:p>
          </table:table-cell>
          <table:table-cell office:value-type="float" office:value="1">
            <text:p>1</text:p>
          </table:table-cell>
          <table:table-cell office:value-type="string" office:string-value="我們這兒">
            <text:p>我們這兒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  <table:table-cell office:value-type="string" office:string-value="指說話者所在的當地，無特定國家。">
            <text:p>指說話者所在的當地，無特定國家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15">
            <text:p>15</text:p>
          </table:table-cell>
          <table:table-cell office:value-type="string" office:string-value="Ａ城">
            <text:p>Ａ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內文提到城市代號，與前文匹茲堡、卡內基美隆大學等提及地點皆位於美國，故推測地點位於美國。">
            <text:p>內文提到城市代號，與前文匹茲堡、卡內基美隆大學等提及地點皆位於美國，故推測地點位於美國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1">
            <text:p>21</text:p>
          </table:table-cell>
          <table:table-cell office:value-type="string" office:string-value="「奇怪！怎麼都寄到這兒來了？」玉霞感到不解。">
            <text:p>「奇怪！怎麼都寄到這兒來了？」玉霞感到不解。</text:p>
          </table:table-cell>
          <table:table-cell office:value-type="float" office:value="9">
            <text:p>9</text:p>
          </table:table-cell>
          <table:table-cell office:value-type="string" office:string-value="這兒">
            <text:p>這兒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  <table:table-cell office:value-type="string" office:string-value="指信件寄到的地點，無特定國家。">
            <text:p>指信件寄到的地點，無特定國家。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8">
            <text:p>28</text:p>
          </table:table-cell>
          <table:table-cell office:value-type="string" office:string-value="「轉寄到店裡去！若還有麻煩，再通知我們的律師。」">
            <text:p>「轉寄到店裡去！若還有麻煩，再通知我們的律師。」</text:p>
          </table:table-cell>
          <table:table-cell office:value-type="float" office:value="4">
            <text:p>4</text:p>
          </table:table-cell>
          <table:table-cell office:value-type="string" office:string-value="店裡">
            <text:p>店裡</text:p>
          </table:table-cell>
          <table:table-cell office:value-type="string" office:string-value="商店">
            <text:p>商店</text:p>
          </table:table-cell>
          <table:table-cell office:value-type="string" office:string-value="未知">
            <text:p>未知</text:p>
          </table:table-cell>
          <table:table-cell office:value-type="string" office:string-value="指信件應轉寄的商店地點，無特定國家。">
            <text:p>指信件應轉寄的商店地點，無特定國家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